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0b2a" officeooo:paragraph-rsid="00200b2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200b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9th</text:span> of <text:span text:style-name="T4">December</text:span><text:span text:style-name="T3"> </text:span>202<text:span text:style-name="T3">5</text:span> under the <text:span text:style-name="T4">55th</text:span> PA Meeting.</text:p>
      <text:p text:style-name="P1"/>
      <text:p text:style-name="P1">The Assembly, recognising the current situation,</text:p>
      <text:p text:style-name="P1"/>
      <text:p text:style-name="P4">Constitutes the need to revoke motions Motion 52-6: “To add a link to the map of the rail network in every station” and Motion 52-7: ‘To add a link to the nether transport map to every location in the nether” and instead have the LunarPython Railmap module handle this by periodically sending messages to players with a link to the map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Comradedoggo_23</text:p>
      <text:p text:style-name="P4">Eldegron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5-1: To revoke M52-6/7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9T19:19:41.352399912</dc:date>
    <meta:editing-duration>PT4M34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95" meta:character-count="576" meta:non-whitespace-character-count="491"/>
  </office:meta>
</office:document-meta>
</file>